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0cm" fo:keep-together="always" fo:text-indent="0cm" style:auto-text-indent="false" fo:keep-with-next="always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9.816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NormalSolidaire">
      <style:paragraph-properties fo:margin-top="0cm" fo:margin-bottom="0.049cm" fo:line-height="100%" fo:keep-with-next="always"/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NormalSolidaire">
      <style:paragraph-properties fo:keep-with-next="always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14" style:family="paragraph" style:parent-style-name="NormalSolidaire">
      <style:paragraph-properties fo:keep-with-next="always"/>
      <style:text-properties fo:color="#000000" style:font-name="Arial" fo:font-size="11pt" fo:font-weight="normal" style:font-size-asian="11pt" style:font-weight-asian="normal" style:font-name-complex="Arial" style:font-size-complex="11pt" style:font-weight-complex="bold"/>
    </style:style>
    <style:style style:name="P15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alutation_20__28_user_29_" style:master-page-name="">
      <style:paragraph-properties fo:margin-top="0cm" fo:margin-bottom="0cm" fo:keep-together="always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Arial" fo:font-size="11pt" fo:language="fr" fo:country="FR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1pt" fo:language="fr" fo:country="FR" fo:font-style="normal" fo:font-weight="normal" style:font-name-asian="Courier New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ModificationSituation" style:list-style-name="">
      <style:paragraph-properties fo:margin-left="0cm" fo:margin-right="0cm" fo:keep-together="always" fo:text-indent="0cm" style:auto-text-indent="false" fo:keep-with-next="always"/>
      <style:text-properties fo:color="#000000" style:font-name="Arial" fo:font-size="11pt" fo:language="fr" fo:country="FR" style:font-size-asian="11pt" style:font-name-complex="Arial" style:font-size-complex="11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language="fr" fo:country="FR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5" style:family="text">
      <style:text-properties fo:language="fr" fo:country="FR" fo:font-style="normal" fo:font-weight="normal" style:font-name-asian="Courier New1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8" style:family="text">
      <style:text-properties fo:color="#000000" style:font-name="Arial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6">%#include </text:span><text:span text:style-name="T7">enTetesDecisionRFM</text:span><text:span text:style-name="T6">#%</text:span></text:p>
      <text:p text:style-name="P9">%=LIBELLE_REF=%</text:p>
      <text:p text:style-name="Standard"><text:span text:style-name="T8">%=GESTIONNAIRE=% </text:span><text:s/>%=TEL_GESTIONNAIRE=%</text:p>
      <text:p text:style-name="P9"/>
      <text:p text:style-name="P10"><text:tab/></text:p>
      <text:p text:style-name="P5">%=IS_COPIE=%<text:tab/><text:tab/></text:p>
      <text:p text:style-name="P7">%=NSS=%</text:p>
      <text:p text:style-name="P7">%=AYANT_DROIT=%</text:p>
      <text:p text:style-name="P7"/>
      <text:p text:style-name="P15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8">%=ANNEE=%</text:p>
          </table:table-cell>
          <table:table-cell table:style-name="tabDecision.B1" office:value-type="string">
            <text:p text:style-name="P8">%=NUMERO_DECISION=%</text:p>
          </table:table-cell>
        </table:table-row>
        <table:table-row table:style-name="tabDecision.1">
          <table:table-cell table:style-name="tabDecision.A1" office:value-type="string">
            <text:p text:style-name="P8">%{ligne}%%=VAR_ANNEE=%</text:p>
          </table:table-cell>
          <table:table-cell table:style-name="tabDecision.B1" office:value-type="string">
            <text:p text:style-name="P8">%=VAR_NUMERO_DECISION=%</text:p>
          </table:table-cell>
        </table:table-row>
      </table:table>
      <text:p text:style-name="P7"/>
      <text:p text:style-name="P4">%=TITRE=%</text:p>
      <text:p text:style-name="P7"/>
      <text:p text:style-name="P6">%=PARAGRAPHE1=%</text:p>
      <text:p text:style-name="P6"/>
      <text:p text:style-name="P6">%=PARAGRAPHE2=%</text:p>
      <text:p text:style-name="P7"/>
      <text:p text:style-name="P12">%=<text:span text:style-name="T1">remLineWhenBlank(</text:span>TITRE_REMARQUE,1)=%</text:p>
      <text:p text:style-name="P11">%=<text:span text:style-name="T1">remLineWhenBlank(</text:span>REMARQUE,0)=%</text:p>
      <text:p text:style-name="P11">%=<text:span text:style-name="T1">remLineWhenBlank(</text:span>REMARQUE_DEPOT,0)=%</text:p>
      <text:p text:style-name="P6">%=<text:span text:style-name="T1">remLineWhenBlank(</text:span>REMARQUE_RETOUR_BV,0)=%</text:p>
      <text:p text:style-name="P14"/>
      <text:p text:style-name="P12">%=<text:span text:style-name="T1">remLineWhenBlank(</text:span>TITRE_MOYEN_DROIT,1)=%</text:p>
      <text:p text:style-name="P13">%=<text:span text:style-name="T1">remLineWhenBlank(</text:span>MOYEN_DROIT,0)=%</text:p>
      <text:list xml:id="list2256783680929371366" text:style-name="WW8Num4">
        <text:list-header>
          <text:p text:style-name="P20"/>
        </text:list-header>
      </text:list>
      <text:p text:style-name="P16">%=SALUTATIONS=%</text:p>
      <text:p text:style-name="P21"/>
      <text:p text:style-name="P3"><text:span text:style-name="T2"><text:tab/><text:tab/><text:tab/><text:tab/><text:tab/><text:tab/><text:tab/><text:tab/><text:tab/></text:span><text:span text:style-name="T3">%#include signatureRFM#%</text:span></text:p>
      <text:p text:style-name="P18"><text:span text:style-name="T4">%=pushToEnd()=%</text:span><text:span text:style-name="T5">%#include tabAnnexesEtCopiesRFM#%</text:span></text:p>
      <text:p text:style-name="P19"><text:span text:style-name="T5">%#include tabDecompteDecisionPonctuell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="100%"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1.401cm" fo:margin-bottom="2.2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FIN_PAGE=%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03T15:24:22</dc:date>
    <meta:editing-cycles>197</meta:editing-cycles>
    <meta:editing-duration>PT20H32M46S</meta:editing-duration>
    <meta:document-statistic meta:table-count="1" meta:image-count="0" meta:object-count="0" meta:page-count="2" meta:paragraph-count="27" meta:word-count="35" meta:character-count="718"/>
    <meta:user-defined meta:name="Info 1"/>
    <meta:user-defined meta:name="Info 2"/>
    <meta:user-defined meta:name="Info 3"/>
    <meta:user-defined meta:name="Info 4"/>
  </office:meta>
</office:document-meta>
</file>